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2023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2019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2018-06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2016-08-10 1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2011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2007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2006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2005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2004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2003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2002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2001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2000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9-10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9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8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8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7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7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6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5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5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4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3-10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3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2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2-05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2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2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1-11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1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1-06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1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1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1-01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0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0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0-06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0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90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9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9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9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9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9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8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8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8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8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8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7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7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6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6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5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5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4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4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3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3-10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3-08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3-06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3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3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3-0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2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2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2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2-06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2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2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2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1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1-10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1-07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1-05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1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1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0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0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0-08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0-06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0-04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0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80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9-1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9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9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9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9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9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9-01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8-1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8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8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8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8-04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8-0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7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7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7-08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7-07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7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7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7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6-12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6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6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6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6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6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6-0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6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5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5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5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5-05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5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5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5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4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4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4-07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4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4-0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3-1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3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3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3-07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3-05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3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2-1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2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2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2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2-05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2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2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2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1-1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1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9203</text:p>
          </table:table-cell>
          <table:table-cell office:value-type="string" calcext:value-type="string">
            <text:p>1971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46" meta:object-count="0"/>
    <meta:user-defined meta:name="AppVersion">3.0</meta:user-defined>
  </office:meta>
</office:document-meta>
</file>